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Bitstream Vera Sans Mono" svg:font-family="'Bitstream Vera Sans Mono'" style:font-family-generic="modern" style:font-pitch="fixed"/>
    <style:font-face style:name="Calibri" svg:font-family="Calibri" style:font-adornments="Fett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69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1.602cm"/>
    </style:style>
    <style:style style:name="co10" style:family="table-column">
      <style:table-column-properties fo:break-before="auto" style:column-width="4.657cm"/>
    </style:style>
    <style:style style:name="co11" style:family="table-column">
      <style:table-column-properties fo:break-before="auto" style:column-width="5.42cm"/>
    </style:style>
    <style:style style:name="co12" style:family="table-column">
      <style:table-column-properties fo:break-before="auto" style:column-width="7.9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1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1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1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1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1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1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1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1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1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1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1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1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1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1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1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1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1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1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1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1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1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1" fo:font-size="12pt" style:font-size-asian="12pt" style:font-size-complex="12pt"/>
    </style:style>
    <style:style style:name="ce125" style:family="table-cell" style:parent-style-name="Default">
      <style:table-cell-properties fo:border-bottom="1.5pt double-thin #000000" style:border-line-width-bottom="0.018cm 0.018cm 0.018cm" fo:background-color="#e8fed8" fo:wrap-option="wrap" fo:border-left="0.74pt solid #000000" fo:border-right="0.74pt solid #000000" fo:border-top="2.24pt solid #000000" style:vertical-align="top"/>
      <style:text-properties style:font-name="Calibri1"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e8fed8" fo:wrap-option="wrap" fo:border="0.74pt solid #000000" style:vertical-align="top"/>
      <style:text-properties style:font-name="Calibri1" fo:font-size="12pt" style:text-underline-style="none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1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1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ce1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order="0.74pt solid #000000" fo:padding="0.071cm"/>
    </style:style>
    <style:style style:name="ce141" style:family="table-cell" style:parent-style-name="Default">
      <style:table-cell-properties fo:background-color="#ffff00" fo:border="0.74pt solid #000000" fo:padding="0.071cm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itstream Vera Sans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>
      <style:table-cell-properties fo:padding="0.071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number-columns-repeated="12" table:default-cell-style-name="ce1"/>
        <table:table-column table:style-name="co5" table:visibility="collapse" table:number-columns-repeated="10" table:default-cell-style-name="ce1"/>
        <table:table-column table:style-name="co5" table:number-columns-repeated="14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23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10L</text:p>
          </table:table-cell>
          <table:table-cell table:style-name="ce66" office:value-type="string" calcext:value-type="string">
            <text:p>SUB2510L_NT</text:p>
          </table:table-cell>
          <table:table-cell table:style-name="ce66" office:value-type="string" calcext:value-type="string">
            <text:p>SUB2510S</text:p>
          </table:table-cell>
          <table:table-cell table:style-name="ce65" office:value-type="string" calcext:value-type="string">
            <text:p>SUB2525</text:p>
          </table:table-cell>
          <table:table-cell table:style-name="ce117" office:value-type="string" calcext:value-type="string">
            <text:p>SUB25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125" office:value-type="string" calcext:value-type="string">
            <text:p>RW_LEER_LED_V1</text:p>
          </table:table-cell>
          <table:table-cell table:style-name="ce65" office:value-type="string" calcext:value-type="string">
            <text:p>RW_5V_W2_STRG</text:p>
          </table:table-cell>
          <table:table-cell table:style-name="ce65" office:value-type="string" calcext:value-type="string">
            <text:p>RW_5V_W2_LED</text:p>
          </table:table-cell>
          <table:table-cell table:style-name="ce65" office:value-type="string" calcext:value-type="string">
            <text:p>W2_Add_On</text:p>
          </table:table-cell>
          <table:table-cell table:style-name="ce66" office:value-type="string" calcext:value-type="string">
            <text:p>W2</text:p>
          </table:table-cell>
          <table:table-cell table:style-name="ce117" office:value-type="string" calcext:value-type="string">
            <text:p>W2+</text:p>
          </table:table-cell>
          <table:table-cell table:style-name="ce65" office:value-type="string" calcext:value-type="string">
            <text:p>RW_5V_W3_STRG</text:p>
          </table:table-cell>
          <table:table-cell table:style-name="ce65" office:value-type="string" calcext:value-type="string">
            <text:p>RW_5V_W3_LED</text:p>
          </table:table-cell>
          <table:table-cell table:style-name="ce65" office:value-type="string" calcext:value-type="string">
            <text:p>W3_Add_On</text:p>
          </table:table-cell>
          <table:table-cell table:style-name="ce66" office:value-type="string" calcext:value-type="string">
            <text:p>W3</text:p>
          </table:table-cell>
          <table:table-cell table:style-name="ce117" office:value-type="string" calcext:value-type="string">
            <text:p>W3+</text:p>
          </table:table-cell>
          <table:table-cell table:style-name="ce65" office:value-type="string" calcext:value-type="string">
            <text:p>RW_5V_2IO_STRG</text:p>
          </table:table-cell>
          <table:table-cell table:style-name="ce65" office:value-type="string" calcext:value-type="string">
            <text:p>RW_5V_2IO_LED</text:p>
          </table:table-cell>
          <table:table-cell table:style-name="ce65" office:value-type="string" calcext:value-type="string">
            <text:p>2IO_Add_On</text:p>
          </table:table-cell>
          <table:table-cell table:style-name="ce66" office:value-type="string" calcext:value-type="string">
            <text:p>IO2</text:p>
          </table:table-cell>
          <table:table-cell table:style-name="ce117" office:value-type="string" calcext:value-type="string">
            <text:p>IO2+</text:p>
          </table:table-cell>
          <table:table-cell table:style-name="ce65" office:value-type="string" calcext:value-type="string">
            <text:p>RW_5V_1OUT_STRG</text:p>
          </table:table-cell>
          <table:table-cell table:style-name="ce65" office:value-type="string" calcext:value-type="string">
            <text:p>RW_5V_1OUT_LED</text:p>
          </table:table-cell>
          <table:table-cell table:style-name="ce65" office:value-type="string" calcext:value-type="string">
            <text:p>1OUT_Add_On</text:p>
          </table:table-cell>
          <table:table-cell table:style-name="ce66" office:value-type="string" calcext:value-type="string">
            <text:p>1OUT</text:p>
          </table:table-cell>
          <table:table-cell table:style-name="ce117" office:value-type="string" calcext:value-type="string">
            <text:p>1OUT+</text:p>
          </table:table-cell>
          <table:table-cell table:style-name="ce65" office:value-type="string" calcext:value-type="string">
            <text:p>RW_5V_DPDT_STRG</text:p>
          </table:table-cell>
          <table:table-cell table:style-name="ce65" office:value-type="string" calcext:value-type="string">
            <text:p>RW_5V_DPDT_LED</text:p>
          </table:table-cell>
          <table:table-cell table:style-name="ce65" office:value-type="string" calcext:value-type="string">
            <text:p>DPDT_Add_On</text:p>
          </table:table-cell>
          <table:table-cell table:style-name="ce66" office:value-type="string" calcext:value-type="string">
            <text:p>DPDT</text:p>
          </table:table-cell>
          <table:table-cell table:style-name="ce117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5" table:number-columns-repeated="4"/>
          <table:table-cell table:style-name="ce118"/>
          <table:table-cell table:style-name="ce75"/>
          <table:table-cell table:style-name="ce79"/>
          <table:table-cell table:number-columns-repeated="99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U$3];[.I5:.AU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U$3];[.I6:.AU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U$3];[.I7:.AU7])" office:value-type="float" office:value="4" calcext:value-type="float">
            <text:p>4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.4436" calcext:value-type="float">
            <text:p>0,4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U$3];[.I8:.AU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U$3];[.I9:.AU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U$3];[.I10:.AU10])" office:value-type="float" office:value="4" calcext:value-type="float">
            <text:p>4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.3188" calcext:value-type="float">
            <text:p>0,3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U$3];[.I11:.AU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U$3];[.I12:.AU12])" office:value-type="float" office:value="4" calcext:value-type="float">
            <text:p>4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.145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U$3];[.I13:.AU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U$3];[.I14:.AU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U$3];[.I15:.AU15])" office:value-type="float" office:value="4" calcext:value-type="float">
            <text:p>4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.860666666666668" calcext:value-type="float">
            <text:p>0,8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U$3];[.I16:.AU16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0.08" calcext:value-type="float">
            <text:p>0,08</text:p>
          </table:table-cell>
          <table:table-cell table:style-name="ce36"/>
          <table:table-cell table:style-name="ce68" office:value-type="float" office:value="0.08" calcext:value-type="float">
            <text:p>0,08</text:p>
          </table:table-cell>
          <table:table-cell table:style-name="ce119" office:value-type="float" office:value="0.08" calcext:value-type="float">
            <text:p>0,08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/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68" office:value-type="float" office:value="0.2" calcext:value-type="float">
            <text:p>0,2</text:p>
          </table:table-cell>
          <table:table-cell table:style-name="ce119" office:value-type="float" office:value="0.2" calcext:value-type="float">
            <text:p>0,2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U$3];[.I17:.AU17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3/32inch (2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89" calcext:value-type="float">
            <text:p>6,89</text:p>
          </table:table-cell>
          <table:table-cell table:style-name="ce48" table:formula="of:=IF(AND(ISNUMBER([.E17]);[.E17]&lt;&gt;0);[.F17]/[.E17];0)" office:value-type="float" office:value="1.14833333333333" calcext:value-type="float">
            <text:p>1,15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0.03" calcext:value-type="float">
            <text:p>0,03</text:p>
          </table:table-cell>
          <table:table-cell table:style-name="ce36" table:number-columns-repeated="2"/>
          <table:table-cell table:style-name="ce68" office:value-type="float" office:value="0.03" calcext:value-type="float">
            <text:p>0,03</text:p>
          </table:table-cell>
          <table:table-cell table:style-name="ce119" office:value-type="float" office:value="0.03" calcext:value-type="float">
            <text:p>0,03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28" table:formula="of:=SUMPRODUCT([.I$3:.AU$3];[.I18:.AU18])" office:value-type="float" office:value="0" calcext:value-type="float">
            <text:p>0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 Daier Store&quot;)" office:value-type="string" office:string-value="AliExpress Daier Store" calcext:value-type="string">
            <text:p>AliExpress Daier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8]);[.E18]&lt;&gt;0);[.F18]/[.E18];0)" office:value-type="float" office:value="0.634" calcext:value-type="float">
            <text:p>0,63</text:p>
          </table:table-cell>
          <table:table-cell table:style-name="ce56" table:formula="of:=[.G18]*[.B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U$3];[.I19:.AU19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 Ali_CanHui Store&quot;)" office:value-type="string" office:string-value="AliExpress Ali_CanHui Store" calcext:value-type="string">
            <text:p>AliExpress Ali_CanHui Store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9]);[.E19]&lt;&gt;0);[.F19]/[.E19];0)" office:value-type="float" office:value="0.0274285714285714" calcext:value-type="float">
            <text:p>0,03</text:p>
          </table:table-cell>
          <table:table-cell table:style-name="ce56" table:formula="of:=[.G19]*[.B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U$3];[.I20:.AU20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20]);[.E20]&lt;&gt;0);[.F20]/[.E20];0)" office:value-type="float" office:value="0.0208" calcext:value-type="float">
            <text:p>0,02</text:p>
          </table:table-cell>
          <table:table-cell table:style-name="ce56" table:formula="of:=[.G20]*[.B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U$3];[.I21:.AU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elb</text:p>
          </table:table-cell>
          <table:table-cell table:style-name="ce36" table:formula="of:=HYPERLINK(&quot;https://de.aliexpress.com/item/1005005802857495.html?spm=a2g0o.order_list.order_list_main.172.f7aa5c5fNQbHnf&amp;gatewayAdapt=glo2deu&quot;;&quot;AliExpress Century Mingsheng Store&quot;)" office:value-type="string" office:string-value="AliExpress Century Mingsheng Store" calcext:value-type="string">
            <text:p>AliExpress Century Mingsheng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3.25" calcext:value-type="float">
            <text:p>3,25</text:p>
          </table:table-cell>
          <table:table-cell table:style-name="ce48" table:formula="of:=IF(AND(ISNUMBER([.E21]);[.E21]&lt;&gt;0);[.F21]/[.E21];0)" office:value-type="float" office:value="0.065" calcext:value-type="float">
            <text:p>0,07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U$3];[.I22:.AU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U$3];[.I23:.AU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3]);[.E23]&lt;&gt;0);[.F23]/[.E23];0)" office:value-type="float" office:value="0.0206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U$3];[.I24:.AU24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4]);[.E24]&lt;&gt;0);[.F24]/[.E24];0)" office:value-type="float" office:value="0.021" calcext:value-type="float">
            <text:p>0,02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28" table:formula="of:=SUMPRODUCT([.I$3:.AU$3];[.I25:.AU25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5]);[.E25]&lt;&gt;0);[.F25]/[.E25];0)" office:value-type="float" office:value="0.0199" calcext:value-type="float">
            <text:p>0,02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6:.AU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1"/>
          <table:table-cell table:style-name="ce28" table:formula="of:=SUMPRODUCT([.I$3:.AU$3];[.I27:.AU27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7]);[.E27]&lt;&gt;0);[.F27]/[.E27];0)" office:value-type="float" office:value="0" calcext:value-type="float">
            <text:p>0,00</text:p>
          </table:table-cell>
          <table:table-cell table:style-name="ce56" table:formula="of:=[.G27]*[.B2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28:.AU2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8]);[.E28]&lt;&gt;0);[.F28]/[.E28];0)" office:value-type="float" office:value="0" calcext:value-type="float">
            <text:p>0,00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U$3];[.I30:.AU30])" office:value-type="float" office:value="0" calcext:value-type="float">
            <text:p>0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30]);[.E30]&lt;&gt;0);[.F30]/[.E30];0)" office:value-type="float" office:value="0.0716666666666667" calcext:value-type="float">
            <text:p>0,07</text:p>
          </table:table-cell>
          <table:table-cell table:style-name="ce56" table:formula="of:=[.G30]*[.B30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U$3];[.I31:.AU31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31]);[.E31]&lt;&gt;0);[.F31]/[.E31];0)" office:value-type="float" office:value="0.309" calcext:value-type="float">
            <text:p>0,31</text:p>
          </table:table-cell>
          <table:table-cell table:style-name="ce56" table:formula="of:=[.G31]*[.B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U$3];[.I32:.AU32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 TLZWLA Official Store&quot;)" office:value-type="string" office:string-value="AliExpress TLZWLA Official Store" calcext:value-type="string">
            <text:p>AliExpress TLZWLA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2]);[.E32]&lt;&gt;0);[.F32]/[.E32];0)" office:value-type="float" office:value="0.0599" calcext:value-type="float">
            <text:p>0,06</text:p>
          </table:table-cell>
          <table:table-cell table:style-name="ce56" table:formula="of:=[.G32]*[.B32]" office:value-type="float" office:value="0.1198" calcext:value-type="float">
            <text:p>0,1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U$3];[.I33:.AU33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 Supplier of electronic components&quot;)" office:value-type="string" office:string-value="AliExpress Supplier of electronic components" calcext:value-type="string">
            <text:p>AliExpress Supplier of electronic component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3]);[.E33]&lt;&gt;0);[.F33]/[.E33];0)" office:value-type="float" office:value="0.193" calcext:value-type="float">
            <text:p>0,19</text:p>
          </table:table-cell>
          <table:table-cell table:style-name="ce56" table:formula="of:=[.G33]*[.B33]" office:value-type="float" office:value="0" calcext:value-type="float">
            <text:p>0,00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U$3];[.I34:.AU34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4]);[.E34]&lt;&gt;0);[.F34]/[.E34];0)" office:value-type="float" office:value="0.199" calcext:value-type="float">
            <text:p>0,20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U$3];[.I35:.AU35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5]);[.E35]&lt;&gt;0);[.F35]/[.E35];0)" office:value-type="float" office:value="1.582" calcext:value-type="float">
            <text:p>1,58</text:p>
          </table:table-cell>
          <table:table-cell table:style-name="ce56" table:formula="of:=[.G35]*[.B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table:formula="of:=12/40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15" calcext:value-type="float">
            <text:p>0,15</text:p>
          </table:table-cell>
          <table:table-cell table:style-name="ce36"/>
          <table:table-cell table:style-name="ce68" office:value-type="float" office:value="0.15" calcext:value-type="float">
            <text:p>0,15</text:p>
          </table:table-cell>
          <table:table-cell table:style-name="ce119" office:value-type="float" office:value="0.15" calcext:value-type="float">
            <text:p>0,15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U$3];[.I36:.AU36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 Quality module supplier Store&quot;)" office:value-type="string" office:string-value="AliExpress Quality module supplier Store" calcext:value-type="string">
            <text:p>AliExpress Quality module supplier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6]);[.E36]&lt;&gt;0);[.F36]/[.E36];0)" office:value-type="float" office:value="0.188" calcext:value-type="float">
            <text:p>0,19</text:p>
          </table:table-cell>
          <table:table-cell table:style-name="ce56" table:formula="of:=[.G36]*[.B36]" office:value-type="float" office:value="0" calcext:value-type="float">
            <text:p>0,0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U$3];[.I37:.AU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7]);[.E37]&lt;&gt;0);[.F37]/[.E37];0)" office:value-type="float" office:value="0.293" calcext:value-type="float">
            <text:p>0,29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U$3];[.I38:.AU38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  Quality module supplier Store&quot;)" office:value-type="string" office:string-value="AliExpress  Quality module supplier Store" calcext:value-type="string">
            <text:p>AliExpress <text:s/>Quality module supplier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8]);[.E38]&lt;&gt;0);[.F38]/[.E38];0)" office:value-type="float" office:value="0.19" calcext:value-type="float">
            <text:p>0,19</text:p>
          </table:table-cell>
          <table:table-cell table:style-name="ce56" table:formula="of:=[.G38]*[.B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U$3];[.I39:.AU39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9]);[.E39]&lt;&gt;0);[.F39]/[.E39];0)" office:value-type="float" office:value="0.083" calcext:value-type="float">
            <text:p>0,0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U$3];[.I40:.AU40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40]);[.E40]&lt;&gt;0);[.F40]/[.E40];0)" office:value-type="float" office:value="0.289" calcext:value-type="float">
            <text:p>0,29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U$3];[.I41:.AU41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41]);[.E41]&lt;&gt;0);[.F41]/[.E41];0)" office:value-type="float" office:value="0.278" calcext:value-type="float">
            <text:p>0,28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42:.AU42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2]);[.E42]&lt;&gt;0);[.F42]/[.E42];0)" office:value-type="float" office:value="0.956" calcext:value-type="float">
            <text:p>0,96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43:.AU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44:.AU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4]);[.E44]&lt;&gt;0);[.F44]/[.E44];0)" office:value-type="float" office:value="0.244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45:.AU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5]);[.E45]&lt;&gt;0);[.F45]/[.E45];0)" office:value-type="float" office:value="0.2402" calcext:value-type="float">
            <text:p>0,24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U$3];[.I46:.AU46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6]);[.E46]&lt;&gt;0);[.F46]/[.E46];0)" office:value-type="float" office:value="0.2402" calcext:value-type="float">
            <text:p>0,24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47:.AU47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7]);[.E47]&lt;&gt;0);[.F47]/[.E47];0)" office:value-type="float" office:value="0.298" calcext:value-type="float">
            <text:p>0,30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6" calcext:value-type="float">
            <text:p>226</text:p>
          </table:table-cell>
          <table:table-cell table:style-name="ce28" table:formula="of:=SUMPRODUCT([.I$3:.AU$3];[.I48:.AU48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37" calcext:value-type="float">
            <text:p>14,37</text:p>
          </table:table-cell>
          <table:table-cell table:style-name="ce48" table:formula="of:=IF(AND(ISNUMBER([.E48]);[.E48]&lt;&gt;0);[.F48]/[.E48];0)" office:value-type="float" office:value="0.2874" calcext:value-type="float">
            <text:p>0,29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49:.AU49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9]);[.E49]&lt;&gt;0);[.F49]/[.E49];0)" office:value-type="float" office:value="1.61" calcext:value-type="float">
            <text:p>1,61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50:.AU50])" office:value-type="float" office:value="0" calcext:value-type="float">
            <text:p>0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50]);[.E50]&lt;&gt;0);[.F50]/[.E50];0)" office:value-type="float" office:value="0.577" calcext:value-type="float">
            <text:p>0,58</text:p>
          </table:table-cell>
          <table:table-cell table:style-name="ce56" table:formula="of:=[.G50]*[.B5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51:.AU51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51]);[.E51]&lt;&gt;0);[.F51]/[.E51];0)" office:value-type="float" office:value="0.561" calcext:value-type="float">
            <text:p>0,56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U$3];[.I52:.AU52])" office:value-type="float" office:value="0" calcext:value-type="float">
            <text:p>0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52]);[.E52]&lt;&gt;0);[.F52]/[.E52];0)" office:value-type="float" office:value="0.091" calcext:value-type="float">
            <text:p>0,09</text:p>
          </table:table-cell>
          <table:table-cell table:style-name="ce56" table:formula="of:=[.G52]*[.B5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U$3];[.I53:.AU53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3]);[.E53]&lt;&gt;0);[.F53]/[.E53];0)" office:value-type="float" office:value="0.189" calcext:value-type="float">
            <text:p>0,19</text:p>
          </table:table-cell>
          <table:table-cell table:style-name="ce56" table:formula="of:=[.G53]*[.B5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2" calcext:value-type="float">
            <text:p>242</text:p>
          </table:table-cell>
          <table:table-cell table:style-name="ce28" table:formula="of:=SUMPRODUCT([.I$3:.AU$3];[.I54:.AU54])" office:value-type="float" office:value="0" calcext:value-type="float">
            <text:p>0</text:p>
          </table:table-cell>
          <table:table-cell table:style-name="ce38" office:value-type="string" calcext:value-type="string">
            <text:p>Jumper 2-polig, 2,54 mm, oben offen</text:p>
          </table:table-cell>
          <table:table-cell table:style-name="ce36" table:formula="of:=HYPERLINK(&quot;https://www.amazon.de/CQRobot-Jumper-Kappe-Stiftleisten-Kurzschluss-Anschluss-Schwarz/dp/B0B5LGCMDT?__mk_de_DE=%C3%85M%C3%85%C5%BD%C3%95%C3%91&amp;crid=1HE3OH846P3H5&amp;dib=eyJ2IjoiMSJ9.iuMydRDm2ERoeB2KajtaYpiVbM1u69etYW4jQ-He4-WNwHL0G15SAEpg2TjlOKkw6po37ZqzaF0_XI75bh0jqcFjCpm9G3eDUbcH8n1pJ904vXWYHL7K66-kkZe5ZKRD1b2i5BllLiSb7StcdAgtce6s32PqjU3Pa6P2lixEgEgtmK0Ew9-TMF4dLx3dbN_3U7AxOHrXwUIidks3dLYSJm3_yWn1jbWwIu5z5Pvr-8Z6DxvLiBV8IOhk_fZimb5mY91J31qgpDKlGX6ANhO4mVtn7bKPHR5Rxl6Nj5yZjGeUSWJXgy2-QUjbJ8gng-6EMCkWI41y1KQIzaUwOUhMhZpjq-epjjptVeZYjOrR1L2HCrBIYUmq-MDZhDKwRd91_iSVTXT-57wHwESRURCAKmop4HUs6x_IXDVHL7Lmtp-l7Hl_b10jnq2C_NTYJCZL.aV9dDxitG3vBAetVfpFdPVaZm0lxv5xBpkrMZGF4R6c&amp;dib_tag=se&amp;keywords=Jumper%2B2-polig&amp;qid=1741523851&amp;sprefix=jumper%2B2-polig%2Caps%2C149&amp;sr=8-7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10.07" calcext:value-type="float">
            <text:p>10,07</text:p>
          </table:table-cell>
          <table:table-cell table:style-name="ce48" table:formula="of:=IF(AND(ISNUMBER([.E54]);[.E54]&lt;&gt;0);[.F54]/[.E54];0)" office:value-type="float" office:value="0.05035" calcext:value-type="float">
            <text:p>0,05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5:.AU55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5]);[.E55]&lt;&gt;0);[.F55]/[.E55];0)" office:value-type="float" office:value="0" calcext:value-type="float">
            <text:p>0,00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56:.AU5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6]);[.E56]&lt;&gt;0);[.F56]/[.E56];0)" office:value-type="float" office:value="0" calcext:value-type="float">
            <text:p>0,00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U$3];[.I58:.AU58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8]);[.E58]&lt;&gt;0);[.F58]/[.E58];0)" office:value-type="float" office:value="0.936" calcext:value-type="float">
            <text:p>0,94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U$3];[.I59:.AU59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9]);[.E59]&lt;&gt;0);[.F59]/[.E59];0)" office:value-type="float" office:value="1.136" calcext:value-type="float">
            <text:p>1,14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U$3];[.I60:.AU60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60]);[.E60]&lt;&gt;0);[.F60]/[.E60];0)" office:value-type="float" office:value="0.0586666666666667" calcext:value-type="float">
            <text:p>0,06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U$3];[.I61:.AU61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61]);[.E61]&lt;&gt;0);[.F61]/[.E61];0)" office:value-type="float" office:value="0.0135" calcext:value-type="float">
            <text:p>0,01</text:p>
          </table:table-cell>
          <table:table-cell table:style-name="ce56" table:formula="of:=[.G61]*[.B6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U$3];[.I62:.AU62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62]);[.E62]&lt;&gt;0);[.F62]/[.E62];0)" office:value-type="float" office:value="0.0138" calcext:value-type="float">
            <text:p>0,01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3:.AU6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3]);[.E63]&lt;&gt;0);[.F63]/[.E63];0)" office:value-type="float" office:value="0" calcext:value-type="float">
            <text:p>0,00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64:.AU6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4]);[.E64]&lt;&gt;0);[.F64]/[.E64];0)" office:value-type="float" office:value="0" calcext:value-type="float">
            <text:p>0,00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U$3];[.I66:.AU66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6]);[.E66]&lt;&gt;0);[.F66]/[.E66];0)" office:value-type="float" office:value="12.05" calcext:value-type="float">
            <text:p>12,05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U$3];[.I67:.AU67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7]);[.E67]&lt;&gt;0);[.F67]/[.E67];0)" office:value-type="float" office:value="4.99" calcext:value-type="float">
            <text:p>4,99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U$3];[.I68:.AU68])" office:value-type="float" office:value="0" calcext:value-type="float">
            <text:p>0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8]);[.E68]&lt;&gt;0);[.F68]/[.E68];0)" office:value-type="float" office:value="1.1455" calcext:value-type="float">
            <text:p>1,15</text:p>
          </table:table-cell>
          <table:table-cell table:style-name="ce56" table:formula="of:=[.G68]*[.B6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U$3];[.I69:.AU69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9]);[.E69]&lt;&gt;0);[.F69]/[.E69];0)" office:value-type="float" office:value="1.368" calcext:value-type="float">
            <text:p>1,37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U$3];[.I70:.AU70])" office:value-type="float" office:value="0" calcext:value-type="float">
            <text:p>0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70]);[.E70]&lt;&gt;0);[.F70]/[.E70];0)" office:value-type="float" office:value="0.204" calcext:value-type="float">
            <text:p>0,20</text:p>
          </table:table-cell>
          <table:table-cell table:style-name="ce56" table:formula="of:=[.G70]*[.B7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U$3];[.I71:.AU71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71]);[.E71]&lt;&gt;0);[.F71]/[.E71];0)" office:value-type="float" office:value="0.22" calcext:value-type="float">
            <text:p>0,22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U$3];[.I72:.AU72])" office:value-type="float" office:value="0" calcext:value-type="float">
            <text:p>0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2]);[.E72]&lt;&gt;0);[.F72]/[.E72];0)" office:value-type="float" office:value="0.04" calcext:value-type="float">
            <text:p>0,04</text:p>
          </table:table-cell>
          <table:table-cell table:style-name="ce56" table:formula="of:=[.G72]*[.B7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U$3];[.I73:.AU73])" office:value-type="float" office:value="0" calcext:value-type="float">
            <text:p>0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3]);[.E73]&lt;&gt;0);[.F73]/[.E73];0)" office:value-type="float" office:value="0.04" calcext:value-type="float">
            <text:p>0,04</text:p>
          </table:table-cell>
          <table:table-cell table:style-name="ce56" table:formula="of:=[.G73]*[.B7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U$3];[.I74:.AU74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4]);[.E74]&lt;&gt;0);[.F74]/[.E74];0)" office:value-type="float" office:value="0.151" calcext:value-type="float">
            <text:p>0,15</text:p>
          </table:table-cell>
          <table:table-cell table:style-name="ce56" table:formula="of:=[.G74]*[.B7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U$3];[.I75:.AU75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5]);[.E75]&lt;&gt;0);[.F75]/[.E75];0)" office:value-type="float" office:value="0.151" calcext:value-type="float">
            <text:p>0,15</text:p>
          </table:table-cell>
          <table:table-cell table:style-name="ce56" table:formula="of:=[.G75]*[.B7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U$3];[.I76:.AU76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6]);[.E76]&lt;&gt;0);[.F76]/[.E76];0)" office:value-type="float" office:value="0.151" calcext:value-type="float">
            <text:p>0,15</text:p>
          </table:table-cell>
          <table:table-cell table:style-name="ce56" table:formula="of:=[.G76]*[.B7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U$3];[.I77:.AU77])" office:value-type="float" office:value="0" calcext:value-type="float">
            <text:p>0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7]);[.E77]&lt;&gt;0);[.F77]/[.E77];0)" office:value-type="float" office:value="0.0174" calcext:value-type="float">
            <text:p>0,02</text:p>
          </table:table-cell>
          <table:table-cell table:style-name="ce56" table:formula="of:=[.G77]*[.B7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68"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2"/>
          <table:table-cell table:style-name="ce68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U$3];[.I78:.AU78])" office:value-type="float" office:value="0" calcext:value-type="float">
            <text:p>0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8]);[.E78]&lt;&gt;0);[.F78]/[.E78];0)" office:value-type="float" office:value="0.0185" calcext:value-type="float">
            <text:p>0,02</text:p>
          </table:table-cell>
          <table:table-cell table:style-name="ce56" table:formula="of:=[.G78]*[.B7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79:.AU79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9]);[.E79]&lt;&gt;0);[.F79]/[.E79];0)" office:value-type="float" office:value="0.223" calcext:value-type="float">
            <text:p>0,22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80:.AU80])" office:value-type="float" office:value="0" calcext:value-type="float">
            <text:p>0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80]);[.E80]&lt;&gt;0);[.F80]/[.E80];0)" office:value-type="float" office:value="0.5085" calcext:value-type="float">
            <text:p>0,51</text:p>
          </table:table-cell>
          <table:table-cell table:style-name="ce56" table:formula="of:=[.G80]*[.B8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81:.AU81])" office:value-type="float" office:value="0" calcext:value-type="float">
            <text:p>0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81]);[.E81]&lt;&gt;0);[.F81]/[.E81];0)" office:value-type="float" office:value="0.0555" calcext:value-type="float">
            <text:p>0,06</text:p>
          </table:table-cell>
          <table:table-cell table:style-name="ce56" table:formula="of:=[.G81]*[.B8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82:.AU82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82]);[.E82]&lt;&gt;0);[.F82]/[.E82];0)" office:value-type="float" office:value="0.0434" calcext:value-type="float">
            <text:p>0,04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83]);[.E83]&lt;&gt;0);[.F83]/[.E83];0)" office:value-type="float" office:value="0.043" calcext:value-type="float">
            <text:p>0,04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84:.AU84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4]);[.E84]&lt;&gt;0);[.F84]/[.E84];0)" office:value-type="float" office:value="0.045" calcext:value-type="float">
            <text:p>0,05</text:p>
          </table:table-cell>
          <table:table-cell table:style-name="ce56" table:formula="of:=[.G84]*[.B8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85:.AU85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5]);[.E85]&lt;&gt;0);[.F85]/[.E85];0)" office:value-type="float" office:value="0.35" calcext:value-type="float">
            <text:p>0,35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86:.AU86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6]);[.E86]&lt;&gt;0);[.F86]/[.E86];0)" office:value-type="float" office:value="0.021" calcext:value-type="float">
            <text:p>0,02</text:p>
          </table:table-cell>
          <table:table-cell table:style-name="ce56" table:formula="of:=[.G86]*[.B8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87:.AU87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7]);[.E87]&lt;&gt;0);[.F87]/[.E87];0)" office:value-type="float" office:value="0.021" calcext:value-type="float">
            <text:p>0,02</text:p>
          </table:table-cell>
          <table:table-cell table:style-name="ce56" table:formula="of:=[.G87]*[.B8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U$3];[.I88:.AU88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U$3];[.I89:.AU89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9]);[.E89]&lt;&gt;0);[.F89]/[.E89];0)" office:value-type="float" office:value="0.012" calcext:value-type="float">
            <text:p>0,01</text:p>
          </table:table-cell>
          <table:table-cell table:style-name="ce56" table:formula="of:=[.G89]*[.B8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U$3];[.I90:.AU90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0]);[.E90]&lt;&gt;0);[.F90]/[.E90];0)" office:value-type="float" office:value="0.012" calcext:value-type="float">
            <text:p>0,01</text:p>
          </table:table-cell>
          <table:table-cell table:style-name="ce56" table:formula="of:=[.G90]*[.B9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U$3];[.I91:.AU91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1]);[.E91]&lt;&gt;0);[.F91]/[.E91];0)" office:value-type="float" office:value="0.012" calcext:value-type="float">
            <text:p>0,01</text:p>
          </table:table-cell>
          <table:table-cell table:style-name="ce56" table:formula="of:=[.G91]*[.B9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U$3];[.I92:.AU92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2]);[.E92]&lt;&gt;0);[.F92]/[.E92];0)" office:value-type="float" office:value="0.012" calcext:value-type="float">
            <text:p>0,01</text:p>
          </table:table-cell>
          <table:table-cell table:style-name="ce56" table:formula="of:=[.G92]*[.B9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3:.AU9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3]);[.E93]&lt;&gt;0);[.F93]/[.E93];0)" office:value-type="float" office:value="0" calcext:value-type="float">
            <text:p>0,00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94:.AU9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4]);[.E94]&lt;&gt;0);[.F94]/[.E94];0)" office:value-type="float" office:value="0" calcext:value-type="float">
            <text:p>0,00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U$3];[.I96:.AU96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6]);[.E96]&lt;&gt;0);[.F96]/[.E96];0)" office:value-type="float" office:value="0.95" calcext:value-type="float">
            <text:p>0,95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U$3];[.I97:.AU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7]);[.E97]&lt;&gt;0);[.F97]/[.E97];0)" office:value-type="float" office:value="0.95" calcext:value-type="float">
            <text:p>0,95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U$3];[.I98:.AU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8]);[.E98]&lt;&gt;0);[.F98]/[.E98];0)" office:value-type="float" office:value="0.95" calcext:value-type="float">
            <text:p>0,95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U$3];[.I99:.AU9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9]);[.E99]&lt;&gt;0);[.F99]/[.E99];0)" office:value-type="float" office:value="0.95" calcext:value-type="float">
            <text:p>0,95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U$3];[.I100:.AU100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0]);[.E100]&lt;&gt;0);[.F100]/[.E100];0)" office:value-type="float" office:value="0.95" calcext:value-type="float">
            <text:p>0,95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U$3];[.I101:.AU101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1]);[.E101]&lt;&gt;0);[.F101]/[.E101];0)" office:value-type="float" office:value="0.95" calcext:value-type="float">
            <text:p>0,95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U$3];[.I102:.AU102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2]);[.E102]&lt;&gt;0);[.F102]/[.E102];0)" office:value-type="float" office:value="0.95" calcext:value-type="float">
            <text:p>0,95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8" calcext:value-type="float">
            <text:p>508</text:p>
          </table:table-cell>
          <table:table-cell table:style-name="ce28" table:formula="of:=SUMPRODUCT([.I$3:.AU$3];[.I103:.AU103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LEER_LED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3]);[.E103]&lt;&gt;0);[.F103]/[.E103];0)" office:value-type="float" office:value="0.95" calcext:value-type="float">
            <text:p>0,95</text:p>
          </table:table-cell>
          <table:table-cell table:style-name="ce56" table:formula="of:=[.G103]*[.B103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9" calcext:value-type="float">
            <text:p>509</text:p>
          </table:table-cell>
          <table:table-cell table:style-name="ce28" table:formula="of:=SUMPRODUCT([.I$3:.AU$3];[.I104:.AU104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4]);[.E104]&lt;&gt;0);[.F104]/[.E104];0)" office:value-type="float" office:value="0.95" calcext:value-type="float">
            <text:p>0,95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0" calcext:value-type="float">
            <text:p>510</text:p>
          </table:table-cell>
          <table:table-cell table:style-name="ce28" table:formula="of:=SUMPRODUCT([.I$3:.AU$3];[.I105:.AU10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5]);[.E105]&lt;&gt;0);[.F105]/[.E105];0)" office:value-type="float" office:value="0.95" calcext:value-type="float">
            <text:p>0,95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1" calcext:value-type="float">
            <text:p>511</text:p>
          </table:table-cell>
          <table:table-cell table:style-name="ce28" table:formula="of:=SUMPRODUCT([.I$3:.AU$3];[.I106:.AU106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6]);[.E106]&lt;&gt;0);[.F106]/[.E106];0)" office:value-type="float" office:value="0.95" calcext:value-type="float">
            <text:p>0,95</text:p>
          </table:table-cell>
          <table:table-cell table:style-name="ce56" table:formula="of:=[.G106]*[.B10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2" calcext:value-type="float">
            <text:p>512</text:p>
          </table:table-cell>
          <table:table-cell table:style-name="ce28" table:formula="of:=SUMPRODUCT([.I$3:.AU$3];[.I107:.AU107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0pol_2x4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7]);[.E107]&lt;&gt;0);[.F107]/[.E107];0)" office:value-type="float" office:value="0.95" calcext:value-type="float">
            <text:p>0,95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3" calcext:value-type="float">
            <text:p>513</text:p>
          </table:table-cell>
          <table:table-cell table:style-name="ce28" table:formula="of:=SUMPRODUCT([.I$3:.AU$3];[.I108:.AU108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8]);[.E108]&lt;&gt;0);[.F108]/[.E108];0)" office:value-type="float" office:value="0.95" calcext:value-type="float">
            <text:p>0,95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4" calcext:value-type="float">
            <text:p>514</text:p>
          </table:table-cell>
          <table:table-cell table:style-name="ce28" table:formula="of:=SUMPRODUCT([.I$3:.AU$3];[.I109:.AU10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9]);[.E109]&lt;&gt;0);[.F109]/[.E109];0)" office:value-type="float" office:value="0.95" calcext:value-type="float">
            <text:p>0,95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5" calcext:value-type="float">
            <text:p>515</text:p>
          </table:table-cell>
          <table:table-cell table:style-name="ce28" table:formula="of:=SUMPRODUCT([.I$3:.AU$3];[.I110:.AU110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6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0]);[.E110]&lt;&gt;0);[.F110]/[.E110];0)" office:value-type="float" office:value="0.95" calcext:value-type="float">
            <text:p>0,95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6" calcext:value-type="float">
            <text:p>516</text:p>
          </table:table-cell>
          <table:table-cell table:style-name="ce28" table:formula="of:=SUMPRODUCT([.I$3:.AU$3];[.I111:.AU111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1]);[.E111]&lt;&gt;0);[.F111]/[.E111];0)" office:value-type="float" office:value="0.95" calcext:value-type="float">
            <text:p>0,95</text:p>
          </table:table-cell>
          <table:table-cell table:style-name="ce56" table:formula="of:=[.G111]*[.B1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7" calcext:value-type="float">
            <text:p>517</text:p>
          </table:table-cell>
          <table:table-cell table:style-name="ce28" table:formula="of:=SUMPRODUCT([.I$3:.AU$3];[.I112:.AU112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2]);[.E112]&lt;&gt;0);[.F112]/[.E112];0)" office:value-type="float" office:value="0.95" calcext:value-type="float">
            <text:p>0,95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8" calcext:value-type="float">
            <text:p>518</text:p>
          </table:table-cell>
          <table:table-cell table:style-name="ce28" table:formula="of:=SUMPRODUCT([.I$3:.AU$3];[.I113:.AU113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xIO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3]);[.E113]&lt;&gt;0);[.F113]/[.E113];0)" office:value-type="float" office:value="0.95" calcext:value-type="float">
            <text:p>0,95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9" calcext:value-type="float">
            <text:p>519</text:p>
          </table:table-cell>
          <table:table-cell table:style-name="ce28" table:formula="of:=SUMPRODUCT([.I$3:.AU$3];[.I114:.AU114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1OUT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4]);[.E114]&lt;&gt;0);[.F114]/[.E114];0)" office:value-type="float" office:value="0.95" calcext:value-type="float">
            <text:p>0,95</text:p>
          </table:table-cell>
          <table:table-cell table:style-name="ce56" table:formula="of:=[.G114]*[.B11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0" calcext:value-type="float">
            <text:p>520</text:p>
          </table:table-cell>
          <table:table-cell table:style-name="ce28" table:formula="of:=SUMPRODUCT([.I$3:.AU$3];[.I115:.AU11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1OUT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5]);[.E115]&lt;&gt;0);[.F115]/[.E115];0)" office:value-type="float" office:value="0.95" calcext:value-type="float">
            <text:p>0,95</text:p>
          </table:table-cell>
          <table:table-cell table:style-name="ce56" table:formula="of:=[.G115]*[.B11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1" calcext:value-type="float">
            <text:p>521</text:p>
          </table:table-cell>
          <table:table-cell table:style-name="ce28" table:formula="of:=SUMPRODUCT([.I$3:.AU$3];[.I116:.AU116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6]);[.E116]&lt;&gt;0);[.F116]/[.E116];0)" office:value-type="float" office:value="0.95" calcext:value-type="float">
            <text:p>0,95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2" calcext:value-type="float">
            <text:p>522</text:p>
          </table:table-cell>
          <table:table-cell table:style-name="ce28" table:formula="of:=SUMPRODUCT([.I$3:.AU$3];[.I117:.AU117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7]);[.E117]&lt;&gt;0);[.F117]/[.E117];0)" office:value-type="float" office:value="0.95" calcext:value-type="float">
            <text:p>0,95</text:p>
          </table:table-cell>
          <table:table-cell table:style-name="ce56" table:formula="of:=[.G117]*[.B1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3" calcext:value-type="float">
            <text:p>523</text:p>
          </table:table-cell>
          <table:table-cell table:style-name="ce28" table:formula="of:=SUMPRODUCT([.I$3:.AU$3];[.I118:.AU118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8]);[.E118]&lt;&gt;0);[.F118]/[.E118];0)" office:value-type="float" office:value="0.95" calcext:value-type="float">
            <text:p>0,95</text:p>
          </table:table-cell>
          <table:table-cell table:style-name="ce56" table:formula="of:=[.G118]*[.B1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4" calcext:value-type="float">
            <text:p>524</text:p>
          </table:table-cell>
          <table:table-cell table:style-name="ce28" table:formula="of:=SUMPRODUCT([.I$3:.AU$3];[.I119:.AU119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9]);[.E119]&lt;&gt;0);[.F119]/[.E119];0)" office:value-type="float" office:value="0.95" calcext:value-type="float">
            <text:p>0,95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5" calcext:value-type="float">
            <text:p>525</text:p>
          </table:table-cell>
          <table:table-cell table:style-name="ce28" table:formula="of:=SUMPRODUCT([.I$3:.AU$3];[.I120:.AU120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20]);[.E120]&lt;&gt;0);[.F120]/[.E120];0)" office:value-type="float" office:value="0.95" calcext:value-type="float">
            <text:p>0,95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1:.AU121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U$3];[.I123:.AU123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3]);[.E123]&lt;&gt;0);[.F123]/[.E123];0)" office:value-type="float" office:value="2" calcext:value-type="float">
            <text:p>2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U$3];[.I124:.AU124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4]);[.E124]&lt;&gt;0);[.F124]/[.E124];0)" office:value-type="float" office:value="2" calcext:value-type="float">
            <text:p>2,00</text:p>
          </table:table-cell>
          <table:table-cell table:style-name="ce56" table:formula="of:=[.G124]*[.B12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5:.AU12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5]);[.E125]&lt;&gt;0);[.F125]/[.E125];0)" office:value-type="float" office:value="0" calcext:value-type="float">
            <text:p>0,00</text:p>
          </table:table-cell>
          <table:table-cell table:style-name="ce56" table:formula="of:=[.G125]*[.B1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26:.AU1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6]);[.E126]&lt;&gt;0);[.F126]/[.E126];0)" office:value-type="float" office:value="0" calcext:value-type="float">
            <text:p>0,00</text:p>
          </table:table-cell>
          <table:table-cell table:style-name="ce56" table:formula="of:=[.G126]*[.B1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U$3];[.I128:.AU128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28]);[.E128]&lt;&gt;0);[.F128]/[.E128];0)" office:value-type="float" office:value="1.912" calcext:value-type="float">
            <text:p>1,91</text:p>
          </table:table-cell>
          <table:table-cell table:style-name="ce56" table:formula="of:=[.G128]*[.B1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U$3];[.I129:.AU129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29]);[.E129]&lt;&gt;0);[.F129]/[.E129];0)" office:value-type="float" office:value="0.27" calcext:value-type="float">
            <text:p>0,27</text:p>
          </table:table-cell>
          <table:table-cell table:style-name="ce56" table:formula="of:=[.G129]*[.B1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U$3];[.I130:.AU130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30]);[.E130]&lt;&gt;0);[.F130]/[.E130];0)" office:value-type="float" office:value="0.866" calcext:value-type="float">
            <text:p>0,87</text:p>
          </table:table-cell>
          <table:table-cell table:style-name="ce56" table:formula="of:=[.G130]*[.B1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1:.AU13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1]);[.E131]&lt;&gt;0);[.F131]/[.E131];0)" office:value-type="float" office:value="0" calcext:value-type="float">
            <text:p>0,00</text:p>
          </table:table-cell>
          <table:table-cell table:style-name="ce56" table:formula="of:=[.G131]*[.B1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2:.AU13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2]);[.E132]&lt;&gt;0);[.F132]/[.E132];0)" office:value-type="float" office:value="0" calcext:value-type="float">
            <text:p>0,00</text:p>
          </table:table-cell>
          <table:table-cell table:style-name="ce56" table:formula="of:=[.G132]*[.B1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3:.AU13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3]);[.E133]&lt;&gt;0);[.F133]/[.E133];0)" office:value-type="float" office:value="0" calcext:value-type="float">
            <text:p>0,00</text:p>
          </table:table-cell>
          <table:table-cell table:style-name="ce56" table:formula="of:=[.G133]*[.B13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U$3];[.I135:.AU135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35]);[.E135]&lt;&gt;0);[.F135]/[.E135];0)" office:value-type="float" office:value="0" calcext:value-type="float">
            <text:p>0,00</text:p>
          </table:table-cell>
          <table:table-cell table:style-name="ce56" table:formula="of:=[.G135]*[.B1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6:.AU13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6]);[.E136]&lt;&gt;0);[.F136]/[.E136];0)" office:value-type="float" office:value="0" calcext:value-type="float">
            <text:p>0,00</text:p>
          </table:table-cell>
          <table:table-cell table:style-name="ce56" table:formula="of:=[.G136]*[.B1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7:.AU13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7]);[.E137]&lt;&gt;0);[.F137]/[.E137];0)" office:value-type="float" office:value="0" calcext:value-type="float">
            <text:p>0,00</text:p>
          </table:table-cell>
          <table:table-cell table:style-name="ce56" table:formula="of:=[.G137]*[.B1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8:.AU13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8]);[.E138]&lt;&gt;0);[.F138]/[.E138];0)" office:value-type="float" office:value="0" calcext:value-type="float">
            <text:p>0,00</text:p>
          </table:table-cell>
          <table:table-cell table:style-name="ce56" table:formula="of:=[.G138]*[.B1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U$3];[.I139:.AU13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9]);[.E139]&lt;&gt;0);[.F139]/[.E139];0)" office:value-type="float" office:value="0" calcext:value-type="float">
            <text:p>0,00</text:p>
          </table:table-cell>
          <table:table-cell table:style-name="ce56" table:formula="of:=[.G139]*[.B1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2"/>
          <table:table-cell table:style-name="ce30" table:formula="of:=SUMPRODUCT([.I$3:.AU$3];[.I140:.AU140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40]);[.E140]&lt;&gt;0);[.F140]/[.E140];0)" office:value-type="float" office:value="0" calcext:value-type="float">
            <text:p>0,00</text:p>
          </table:table-cell>
          <table:table-cell table:style-name="ce59" table:formula="of:=[.G140]*[.B140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126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76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40])" office:value-type="float" office:value="19" calcext:value-type="float">
            <text:p>19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40])" office:value-type="float" office:value="2.83786666666667" calcext:value-type="float">
            <text:p>2,84</text:p>
          </table:table-cell>
          <table:table-cell table:style-name="ce41" table:number-columns-repeated="38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33"/>
        </table:table-row>
        <table:table-row table:style-name="ro1" table:number-rows-repeated="2">
          <table:table-cell table:number-columns-repeated="1040"/>
        </table:table-row>
        <table:table-row table:style-name="ro1">
          <table:table-cell table:number-columns-repeated="2"/>
          <table:table-cell table:style-name="ce88"/>
          <table:table-cell table:number-columns-repeated="1037"/>
        </table:table-row>
        <table:table-row table:style-name="ro3" table:number-rows-repeated="1048425">
          <table:table-cell table:number-columns-repeated="1040"/>
        </table:table-row>
        <table:table-row table:style-name="ro3">
          <table:table-cell table:number-columns-repeated="1040"/>
        </table:table-row>
        <calcext:conditional-formats>
          <calcext:conditional-format calcext:target-range-address="Tabelle1.G66:Tabelle1.H94 Tabelle1.G123:Tabelle1.H126 Tabelle1.G128:Tabelle1.H133 Tabelle1.G135:Tabelle1.H140 Tabelle1.I29:Tabelle1.I29 Tabelle1.H57:Tabelle1.I57 Tabelle1.H65:Tabelle1.I65 Tabelle1.I127:Tabelle1.I127 Tabelle1.B66:Tabelle1.B94 Tabelle1.B123:Tabelle1.B126 Tabelle1.B128:Tabelle1.B133 Tabelle1.B135:Tabelle1.B140 Tabelle1.B58:Tabelle1.B64 Tabelle1.G58:Tabelle1.H64 Tabelle1.B5:Tabelle1.B28 Tabelle1.G5:Tabelle1.H28 Tabelle1.B30:Tabelle1.B56 Tabelle1.G30:Tabelle1.H56 Tabelle1.G96:Tabelle1.H121 Tabelle1.B96:Tabelle1.B121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table table:name="PCB_Group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 table:style-name="ce139" office:value-type="string" calcext:value-type="string">
            <text:p>PCB Groups</text:p>
          </table:table-cell>
          <table:table-cell table:style-name="ce139"/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 table:style-name="ce140" table:number-columns-repeated="2"/>
          <table:table-cell table:style-name="ce142"/>
          <table:table-cell table:style-name="ce140" table:number-columns-repeated="3"/>
        </table:table-row>
        <table:table-row table:style-name="ro5"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2" office:value-type="string" calcext:value-type="string">
            <text:p>SUP</text:p>
          </table:table-cell>
          <table:table-cell table:style-name="ce140" office:value-type="string" calcext:value-type="string">
            <text:p>Feed-In + Supply</text:p>
          </table:table-cell>
          <table:table-cell table:style-name="ce140" office:value-type="string" calcext:value-type="string">
            <text:p>Einspeisung und Versorgung</text:p>
          </table:table-cell>
          <table:table-cell table:style-name="ce140" office:value-type="string" calcext:value-type="string">
            <text:p>AC, DC, DCC-Schalten, DCC-Fahrstrom</text:p>
          </table:table-cell>
        </table:table-row>
        <table:table-row table:style-name="ro5" table:number-rows-repeated="4">
          <table:table-cell table:style-name="ce140" table:number-columns-repeated="2"/>
          <table:table-cell table:style-name="ce142"/>
          <table:table-cell table:style-name="ce140" table:number-columns-repeated="3"/>
        </table:table-row>
        <table:table-row table:style-name="ro5"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2" office:value-type="string" calcext:value-type="string">
            <text:p>SHD</text:p>
          </table:table-cell>
          <table:table-cell table:style-name="ce140" office:value-type="string" calcext:value-type="string">
            <text:p>Shields</text:p>
          </table:table-cell>
          <table:table-cell table:style-name="ce140" office:value-type="string" calcext:value-type="string">
            <text:p>uC-Erweiterungen</text:p>
          </table:table-cell>
          <table:table-cell table:style-name="ce140" office:value-type="string" calcext:value-type="string">
            <text:p>Mikrocontroller-Shields</text:p>
          </table:table-cell>
        </table:table-row>
        <table:table-row table:style-name="ro5"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2" office:value-type="string" calcext:value-type="string">
            <text:p>I2C</text:p>
          </table:table-cell>
          <table:table-cell table:style-name="ce140" office:value-type="string" calcext:value-type="string">
            <text:p>I²C</text:p>
          </table:table-cell>
          <table:table-cell table:style-name="ce140" office:value-type="string" calcext:value-type="string">
            <text:p>I²C Zusatzplatinen</text:p>
          </table:table-cell>
          <table:table-cell table:style-name="ce140"/>
        </table:table-row>
        <table:table-row table:style-name="ro5">
          <table:table-cell table:style-name="ce141" office:value-type="float" office:value="4" calcext:value-type="float">
            <text:p>4</text:p>
          </table:table-cell>
          <table:table-cell table:style-name="ce141"/>
          <table:table-cell table:style-name="ce143"/>
          <table:table-cell table:style-name="ce141" office:value-type="string" calcext:value-type="string">
            <text:p>Blocks</text:p>
          </table:table-cell>
          <table:table-cell table:style-name="ce141" office:value-type="string" calcext:value-type="string">
            <text:p>Blöcke</text:p>
          </table:table-cell>
          <table:table-cell table:style-name="ce141"/>
        </table:table-row>
        <table:table-row table:style-name="ro5">
          <table:table-cell table:style-name="ce140"/>
          <table:table-cell table:style-name="ce140" office:value-type="string" calcext:value-type="string">
            <text:p>4.1</text:p>
          </table:table-cell>
          <table:table-cell table:style-name="ce142" office:value-type="string" calcext:value-type="string">
            <text:p>W2</text:p>
          </table:table-cell>
          <table:table-cell table:style-name="ce140" office:value-type="string" calcext:value-type="string">
            <text:p>2-way-turnout</text:p>
          </table:table-cell>
          <table:table-cell table:style-name="ce140" office:value-type="string" calcext:value-type="string">
            <text:p>Zweiweg-Weiche</text:p>
          </table:table-cell>
          <table:table-cell table:style-name="ce140"/>
        </table:table-row>
        <table:table-row table:style-name="ro5">
          <table:table-cell table:style-name="ce140"/>
          <table:table-cell table:style-name="ce140" office:value-type="string" calcext:value-type="string">
            <text:p>4.2</text:p>
          </table:table-cell>
          <table:table-cell table:style-name="ce142" office:value-type="string" calcext:value-type="string">
            <text:p>W3</text:p>
          </table:table-cell>
          <table:table-cell table:style-name="ce140" office:value-type="string" calcext:value-type="string">
            <text:p>3-way-turnout</text:p>
          </table:table-cell>
          <table:table-cell table:style-name="ce140" office:value-type="string" calcext:value-type="string">
            <text:p>Dreiweg-Weiche</text:p>
          </table:table-cell>
          <table:table-cell table:style-name="ce140"/>
        </table:table-row>
        <table:table-row table:style-name="ro5">
          <table:table-cell table:style-name="ce140"/>
          <table:table-cell table:style-name="ce140" office:value-type="string" calcext:value-type="string">
            <text:p>4.3</text:p>
          </table:table-cell>
          <table:table-cell table:style-name="ce142" office:value-type="string" calcext:value-type="string">
            <text:p>1OUT</text:p>
          </table:table-cell>
          <table:table-cell table:style-name="ce140" office:value-type="string" calcext:value-type="string">
            <text:p>uncoupler</text:p>
          </table:table-cell>
          <table:table-cell table:style-name="ce140" office:value-type="string" calcext:value-type="string">
            <text:p>Entkuppler</text:p>
          </table:table-cell>
          <table:table-cell table:style-name="ce140"/>
        </table:table-row>
        <table:table-row table:style-name="ro5">
          <table:table-cell table:style-name="ce140"/>
          <table:table-cell table:style-name="ce140" office:value-type="string" calcext:value-type="string">
            <text:p>4.4</text:p>
          </table:table-cell>
          <table:table-cell table:style-name="ce142" office:value-type="string" calcext:value-type="string">
            <text:p>2IO</text:p>
          </table:table-cell>
          <table:table-cell table:style-name="ce140" office:value-type="string" calcext:value-type="string">
            <text:p>disconnectable track</text:p>
          </table:table-cell>
          <table:table-cell table:style-name="ce140" office:value-type="string" calcext:value-type="string">
            <text:p>Fahrstrom-Abschaltung</text:p>
          </table:table-cell>
          <table:table-cell table:style-name="ce140"/>
        </table:table-row>
        <table:table-row table:style-name="ro5">
          <table:table-cell table:style-name="ce140" table:number-columns-repeated="2"/>
          <table:table-cell table:style-name="ce142" office:value-type="string" calcext:value-type="string">
            <text:p>DPDT</text:p>
          </table:table-cell>
          <table:table-cell table:style-name="ce140" office:value-type="string" calcext:value-type="string">
            <text:p>double pole fouble throw</text:p>
          </table:table-cell>
          <table:table-cell table:style-name="ce140" office:value-type="string" calcext:value-type="string">
            <text:p>Zweifachumschalter</text:p>
          </table:table-cell>
          <table:table-cell table:style-name="ce140"/>
        </table:table-row>
        <table:table-row table:style-name="ro5">
          <table:table-cell table:style-name="ce140" office:value-type="float" office:value="5" calcext:value-type="float">
            <text:p>5</text:p>
          </table:table-cell>
          <table:table-cell table:style-name="ce140"/>
          <table:table-cell table:style-name="ce142" office:value-type="string" calcext:value-type="string">
            <text:p>ADD</text:p>
          </table:table-cell>
          <table:table-cell table:style-name="ce140" office:value-type="string" calcext:value-type="string">
            <text:p>Add-on</text:p>
          </table:table-cell>
          <table:table-cell table:style-name="ce140" office:value-type="string" calcext:value-type="string">
            <text:p>Ergänzungen</text:p>
          </table:table-cell>
          <table:table-cell table:style-name="ce140"/>
        </table:table-row>
        <table:table-row table:style-name="ro5" table:number-rows-repeated="6">
          <table:table-cell table:number-columns-repeated="6"/>
        </table:table-row>
        <table:table-row table:style-name="ro5">
          <table:table-cell table:style-name="ce140" office:value-type="float" office:value="1" calcext:value-type="float">
            <text:p>1</text:p>
          </table:table-cell>
          <table:table-cell table:style-name="ce140"/>
          <table:table-cell table:style-name="ce142" office:value-type="string" calcext:value-type="string">
            <text:p>CON</text:p>
          </table:table-cell>
          <table:table-cell table:style-name="ce140" office:value-type="string" calcext:value-type="string">
            <text:p>Connector</text:p>
          </table:table-cell>
          <table:table-cell table:style-name="ce140" office:value-type="string" calcext:value-type="string">
            <text:p><text:s/>Verbindung</text:p>
          </table:table-cell>
          <table:table-cell table:style-name="ce140" office:value-type="string" calcext:value-type="string">
            <text:p>Sub-D 25, Schraubklemmen</text:p>
          </table:table-cell>
        </table:table-row>
        <table:table-row table:style-name="ro5"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42" office:value-type="string" calcext:value-type="string">
            <text:p>SUP</text:p>
          </table:table-cell>
          <table:table-cell table:style-name="ce140" office:value-type="string" calcext:value-type="string">
            <text:p>Supply</text:p>
          </table:table-cell>
          <table:table-cell table:style-name="ce140" office:value-type="string" calcext:value-type="string">
            <text:p>Versorgung</text:p>
          </table:table-cell>
          <table:table-cell table:style-name="ce140" office:value-type="string" calcext:value-type="string">
            <text:p>AC, DC, DCC-Schalten, DCC-Fahrstrom</text:p>
          </table:table-cell>
        </table:table-row>
        <table:table-row table:style-name="ro5">
          <table:table-cell table:style-name="ce140" office:value-type="float" office:value="3" calcext:value-type="float">
            <text:p>3</text:p>
          </table:table-cell>
          <table:table-cell table:style-name="ce140"/>
          <table:table-cell table:style-name="ce142" office:value-type="string" calcext:value-type="string">
            <text:p>SHD</text:p>
          </table:table-cell>
          <table:table-cell table:style-name="ce140" office:value-type="string" calcext:value-type="string">
            <text:p>Shields</text:p>
          </table:table-cell>
          <table:table-cell table:style-name="ce140" office:value-type="string" calcext:value-type="string">
            <text:p>uC-Erweiterungen</text:p>
          </table:table-cell>
          <table:table-cell table:style-name="ce140" office:value-type="string" calcext:value-type="string">
            <text:p>Mikrocontroller-Shields</text:p>
          </table:table-cell>
        </table:table-row>
        <table:table-row table:style-name="ro5">
          <table:table-cell table:style-name="ce140" office:value-type="float" office:value="4" calcext:value-type="float">
            <text:p>4</text:p>
          </table:table-cell>
          <table:table-cell table:style-name="ce140"/>
          <table:table-cell table:style-name="ce142" office:value-type="string" calcext:value-type="string">
            <text:p>ADD</text:p>
          </table:table-cell>
          <table:table-cell table:style-name="ce140" office:value-type="string" calcext:value-type="string">
            <text:p>Add-on</text:p>
          </table:table-cell>
          <table:table-cell table:style-name="ce140" office:value-type="string" calcext:value-type="string">
            <text:p>Ergänzungen</text:p>
          </table:table-cell>
          <table:table-cell table:style-name="ce140"/>
        </table:table-row>
        <table:table-row table:style-name="ro5">
          <table:table-cell table:style-name="ce140" office:value-type="float" office:value="5" calcext:value-type="float">
            <text:p>5</text:p>
          </table:table-cell>
          <table:table-cell table:style-name="ce140"/>
          <table:table-cell table:style-name="ce142" office:value-type="string" calcext:value-type="string">
            <text:p>W2</text:p>
          </table:table-cell>
          <table:table-cell table:style-name="ce140" office:value-type="string" calcext:value-type="string">
            <text:p>2-way-turnout</text:p>
          </table:table-cell>
          <table:table-cell table:style-name="ce140" office:value-type="string" calcext:value-type="string">
            <text:p>Zweiweg-Weiche</text:p>
          </table:table-cell>
          <table:table-cell table:style-name="ce140"/>
        </table:table-row>
        <table:table-row table:style-name="ro5">
          <table:table-cell table:style-name="ce140" office:value-type="float" office:value="6" calcext:value-type="float">
            <text:p>6</text:p>
          </table:table-cell>
          <table:table-cell table:style-name="ce140"/>
          <table:table-cell table:style-name="ce142" office:value-type="string" calcext:value-type="string">
            <text:p>W3</text:p>
          </table:table-cell>
          <table:table-cell table:style-name="ce140" office:value-type="string" calcext:value-type="string">
            <text:p>3-way-turnout</text:p>
          </table:table-cell>
          <table:table-cell table:style-name="ce140" office:value-type="string" calcext:value-type="string">
            <text:p>Dreiweg-Weiche</text:p>
          </table:table-cell>
          <table:table-cell table:style-name="ce140"/>
        </table:table-row>
        <table:table-row table:style-name="ro5">
          <table:table-cell table:style-name="ce140" office:value-type="float" office:value="7" calcext:value-type="float">
            <text:p>7</text:p>
          </table:table-cell>
          <table:table-cell table:style-name="ce140"/>
          <table:table-cell table:style-name="ce142" office:value-type="string" calcext:value-type="string">
            <text:p>1OUT</text:p>
          </table:table-cell>
          <table:table-cell table:style-name="ce140" office:value-type="string" calcext:value-type="string">
            <text:p>uncoupler</text:p>
          </table:table-cell>
          <table:table-cell table:style-name="ce140" office:value-type="string" calcext:value-type="string">
            <text:p>Entkuppler</text:p>
          </table:table-cell>
          <table:table-cell table:style-name="ce140"/>
        </table:table-row>
        <table:table-row table:style-name="ro5">
          <table:table-cell table:style-name="ce140" office:value-type="float" office:value="8" calcext:value-type="float">
            <text:p>8</text:p>
          </table:table-cell>
          <table:table-cell table:style-name="ce140"/>
          <table:table-cell table:style-name="ce142" office:value-type="string" calcext:value-type="string">
            <text:p>2IO</text:p>
          </table:table-cell>
          <table:table-cell table:style-name="ce140" office:value-type="string" calcext:value-type="string">
            <text:p>disconnectable track</text:p>
          </table:table-cell>
          <table:table-cell table:style-name="ce140" office:value-type="string" calcext:value-type="string">
            <text:p>Fahrstrom-Abschaltung</text:p>
          </table:table-cell>
          <table:table-cell table:style-name="ce140"/>
        </table:table-row>
        <table:table-row table:style-name="ro5" table:number-rows-repeated="104854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PCBs" table:style-name="ta1">
        <table:table-column table:style-name="co6" table:default-cell-style-name="Default"/>
        <table:table-column table:style-name="co5" table:number-columns-repeated="2" table:default-cell-style-name="ce145"/>
        <table:table-column table:style-name="co6" table:number-columns-repeated="6" table:default-cell-style-name="ce149"/>
        <table:table-row table:style-name="ro4">
          <table:table-cell office:value-type="string" calcext:value-type="string">
            <text:p>P</text:p>
          </table:table-cell>
          <table:table-cell table:style-name="ce144" office:value-type="string" calcext:value-type="string">
            <text:p>RW: Übersicht über Leiterplatten (PCB)</text:p>
          </table:table-cell>
          <table:table-cell table:style-name="ce147"/>
          <table:table-cell table:number-columns-repeated="6"/>
        </table:table-row>
        <table:table-row table:style-name="ro5">
          <table:table-cell table:number-columns-repeated="9"/>
        </table:table-row>
        <table:table-row table:style-name="ro5">
          <table:table-cell/>
          <table:table-cell table:style-name="ce146"/>
          <table:table-cell table:style-name="ce148" office:value-type="string" calcext:value-type="string">
            <text:p>PCB-Gruppe: CON = Verbindung, </text:p>
          </table:table-cell>
          <table:table-cell table:number-columns-repeated="6"/>
        </table:table-row>
        <table:table-row table:style-name="ro5">
          <table:table-cell/>
          <table:table-cell table:style-name="ce146"/>
          <table:table-cell table:style-name="ce148" office:value-type="string" calcext:value-type="string">
            <text:p>Status: A = Aktiv, B = brauchbar, leicht fehlerhaft, C= bedingt brauchbar, fehlerhaft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148" office:value-type="string" calcext:value-type="string">
            <text:p>F = fehlerhaft, S = selten benötigt, V = veraltet, X = entsorgt</text:p>
          </table:table-cell>
          <table:table-cell table:number-columns-repeated="5"/>
        </table:table-row>
        <table:table-row table:style-name="ro5">
          <table:table-cell table:number-columns-repeated="9"/>
        </table:table-row>
        <table:table-row table:style-name="ro5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rtig</text:p>
          </table:table-cell>
          <table:table-cell office:value-type="string" calcext:value-type="string">
            <text:p>Prin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atu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Bitstream Vera Sans Mono" svg:font-family="'Bitstream Vera Sans Mono'" style:font-family-generic="modern" style:font-pitch="fixed"/>
    <style:font-face style:name="Calibri" svg:font-family="Calibri" style:font-adornments="Fett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 loext:blank-width-char="-3">-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text>Ja</number:text>
    </number:number-style>
    <number:number-style style:name="N146P1" style:volatile="true">
      <number:text>Ja</number:text>
    </number:number-style>
    <number:number-style style:name="N146">
      <number:text>Nein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Wahr</number:text>
    </number:number-style>
    <number:number-style style:name="N148P1" style:volatile="true">
      <number:text>Wahr</number:text>
    </number:number-style>
    <number:number-style style:name="N148">
      <number:text>Falsch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Ein</number:text>
    </number:number-style>
    <number:number-style style:name="N150P1" style:volatile="true">
      <number:text>Ein</number:text>
    </number:number-style>
    <number:number-style style:name="N150">
      <number:text>Aus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decimal-places="2" number:min-integer-digits="1" number:grouping="true"/>
      <number:text> _)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.00.0000</text:date>, <text:time style:data-style-name="N2" text:time-value="14:00:06.800506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CB_5f_Groups" style:display-name="PageStyle_PCB_Grou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CBs" style:display-name="PageStyle_PCB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6-26T15:31:47.778342200</dc:date>
    <meta:editing-duration>P1DT23H33M16S</meta:editing-duration>
    <meta:editing-cycles>230</meta:editing-cycles>
    <meta:generator>LibreOffice/25.2.4.3$Windows_X86_64 LibreOffice_project/33e196637044ead23f5c3226cde09b47731f7e27</meta:generator>
    <meta:document-statistic meta:table-count="3" meta:cell-count="177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200
Public Const col_stk = 1
Public Const col_SUMME = 2
Public Const SUMME1 = "SUMME"

sub Main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